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apple-system" svg:font-family="apple-system, BlinkMacSystemFont, 'Segoe UI', 'Noto Sans', Helvetica, Arial, sans-serif, 'Apple Color Emoji', 'Segoe UI Emoji'"/>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font-size="12pt" style:font-size-asian="12pt" style:font-name-complex="Calibri1" style:font-size-complex="12pt"/>
    </style:style>
    <style:style style:name="P2" style:family="paragraph" style:parent-style-name="Standard">
      <style:text-properties fo:font-size="12pt" officeooo:rsid="00165c4c" officeooo:paragraph-rsid="00195d5c" style:font-size-asian="12pt" style:font-name-complex="Calibri1" style:font-size-complex="12pt"/>
    </style:style>
    <style:style style:name="P3" style:family="paragraph" style:parent-style-name="Standard">
      <style:text-properties fo:font-size="12pt" officeooo:paragraph-rsid="00195d5c" style:font-size-asian="12pt" style:font-name-complex="Calibri1" style:font-size-complex="12pt"/>
    </style:style>
    <style:style style:name="P4" style:family="paragraph" style:parent-style-name="Standard">
      <style:text-properties fo:font-variant="normal" fo:text-transform="none" fo:color="#1f2328" style:font-name="apple-system" fo:font-size="12pt" fo:letter-spacing="normal" fo:font-style="normal" fo:font-weight="normal" officeooo:rsid="00165c4c" officeooo:paragraph-rsid="00195d5c" style:font-size-asian="12pt" style:font-name-complex="Calibri1" style:font-size-complex="12pt"/>
    </style:style>
    <style:style style:name="P5" style:family="paragraph" style:parent-style-name="Standard">
      <style:paragraph-properties fo:margin-top="0.494cm" fo:margin-bottom="0.494cm" loext:contextual-spacing="false" fo:line-height="100%"/>
    </style:style>
    <style:style style:name="P6" style:family="paragraph" style:parent-style-name="Standard">
      <style:paragraph-properties fo:margin-top="0cm" fo:margin-bottom="0.494cm" loext:contextual-spacing="false" fo:line-height="100%"/>
      <style:text-properties style:font-name="Segoe UI" style:letter-kerning="false" style:font-name-asian="Times New Roman1" style:language-asian="en" style:country-asian="IN" style:font-name-complex="Segoe UI1"/>
    </style:style>
    <style:style style:name="P7" style:family="paragraph" style:parent-style-name="Standard">
      <style:paragraph-properties fo:margin-top="0cm" fo:margin-bottom="0.494cm" loext:contextual-spacing="false" fo:line-height="100%"/>
      <style:text-properties fo:font-size="12pt" style:font-size-asian="12pt" style:font-name-complex="Calibri1" style:font-size-complex="12pt"/>
    </style:style>
    <style:style style:name="P8" style:family="paragraph" style:parent-style-name="List_20_Paragraph" style:list-style-name="WWNum2">
      <style:text-properties fo:font-size="12pt" style:font-size-asian="12pt" style:font-name-complex="Calibri1" style:font-size-complex="12pt"/>
    </style:style>
    <style:style style:name="P9" style:family="paragraph" style:parent-style-name="Standard" style:master-page-name="Standard">
      <style:paragraph-properties fo:text-align="center" style:justify-single-word="false" style:page-number="auto"/>
      <style:text-properties fo:font-size="18pt" fo:font-weight="bold" officeooo:rsid="0014c7ca" officeooo:paragraph-rsid="0014c7ca" style:font-size-asian="18pt" style:font-weight-asian="bold" style:font-name-complex="Calibri1" style:font-size-complex="18pt" style:font-weight-complex="bold"/>
    </style:style>
    <style:style style:name="P10" style:family="paragraph" style:parent-style-name="Standard">
      <style:text-properties fo:font-size="12pt" style:font-size-asian="12pt" style:font-name-complex="Calibri1" style:font-size-complex="12pt"/>
    </style:style>
    <style:style style:name="P11" style:family="paragraph" style:parent-style-name="Standard" style:list-style-name="WWNum1">
      <style:paragraph-properties fo:margin-top="0.494cm" fo:margin-bottom="0cm" loext:contextual-spacing="false" fo:line-height="100%"/>
      <style:text-properties style:font-name="Segoe UI" style:letter-kerning="false" style:font-name-asian="Times New Roman1" style:language-asian="en" style:country-asian="IN" style:font-name-complex="Segoe UI1"/>
    </style:style>
    <style:style style:name="P12" style:family="paragraph" style:parent-style-name="Standard" style:list-style-name="WWNum1">
      <style:paragraph-properties fo:margin-top="0cm" fo:margin-bottom="0cm" loext:contextual-spacing="false" fo:line-height="100%"/>
      <style:text-properties style:font-name="Segoe UI" style:letter-kerning="false" style:font-name-asian="Times New Roman1" style:language-asian="en" style:country-asian="IN" style:font-name-complex="Segoe UI1"/>
    </style:style>
    <style:style style:name="P13" style:family="paragraph" style:parent-style-name="Standard" style:list-style-name="WWNum1">
      <style:paragraph-properties fo:margin-top="0cm" fo:margin-bottom="0.494cm" loext:contextual-spacing="false" fo:line-height="100%"/>
      <style:text-properties style:font-name="Segoe UI" style:letter-kerning="false" style:font-name-asian="Times New Roman1" style:language-asian="en" style:country-asian="IN" style:font-name-complex="Segoe UI1"/>
    </style:style>
    <style:style style:name="T1" style:family="text">
      <style:text-properties fo:font-size="12pt" style:font-size-asian="12pt" style:font-name-complex="Calibri1" style:font-size-complex="12pt"/>
    </style:style>
    <style:style style:name="T2" style:family="text">
      <style:text-properties style:font-name="Segoe UI" fo:font-weight="bold" style:letter-kerning="false" style:font-name-asian="Times New Roman1" style:language-asian="en" style:country-asian="IN" style:font-weight-asian="bold" style:font-name-complex="Segoe UI1" style:font-weight-complex="bold"/>
    </style:style>
    <style:style style:name="T3" style:family="text">
      <style:text-properties style:font-name="Segoe UI" style:letter-kerning="false" style:font-name-asian="Times New Roman1" style:language-asian="en" style:country-asian="IN" style:font-name-complex="Segoe UI1"/>
    </style:style>
    <style:style style:name="T4" style:family="text">
      <style:text-properties style:font-name="Wingdings" fo:font-size="12pt" style:font-name-asian="Wingdings2" style:font-size-asian="12pt" style:font-name-complex="Wingdings2" style:font-size-complex="12pt"/>
    </style:style>
    <style:style style:name="T5" style:family="text">
      <style:text-properties officeooo:rsid="0014c7ca"/>
    </style:style>
    <style:style style:name="T6" style:family="text">
      <style:text-properties officeooo:rsid="00165c4c"/>
    </style:style>
    <style:style style:name="T7" style:family="text">
      <style:text-properties fo:font-variant="normal" fo:text-transform="none" fo:color="#1f2328" style:font-name="apple-system"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ryptography</text:p>
      <text:p text:style-name="Standard"><text:span text:style-name="T1">The resources including the assignments and projects : <text:line-break/></text:span><text:a xlink:type="simple" xlink:href="https://github.com/CSeCIITB/LS-2024-Intro-to-Crypto" text:style-name="Internet_20_link" text:visited-style-name="Visited_20_Internet_20_Link"><text:span text:style-name="T1">https://github.com/CSeCIITB/LS-2024-Intro-to-Crypto</text:span></text:a><text:span text:style-name="T1"> </text:span></text:p>
      <text:p text:style-name="P5"><text:span text:style-name="T2">Timeline:</text:span><text:span text:style-name="T3"><text:line-break/>Week 1: 27 June - 7 July <text:line-break/>Week 2: 8 July - 14 July<text:line-break/>Week 3: 15 July - 21 July<text:line-break/>Week 4: 22 July - 28 July</text:span></text:p>
      <text:list xml:id="list3888076297" text:style-name="WWNum1">
        <text:list-item>
          <text:p text:style-name="P11">Week 1-3: Weekly content will be released along with corresponding assignments.</text:p>
        </text:list-item>
        <text:list-item>
          <text:p text:style-name="P12">Project statement will be released in 2 parts: </text:p>
          <text:list>
            <text:list-item>
              <text:p text:style-name="P12">Part 1 will be released along with Week 2</text:p>
            </text:list-item>
            <text:list-item>
              <text:p text:style-name="P13">Part 2 will be released after Week 3</text:p>
            </text:list-item>
          </text:list>
        </text:list-item>
      </text:list>
      <text:p text:style-name="P6"/>
      <text:p text:style-name="P6"/>
      <text:p text:style-name="P7"/>
      <text:list xml:id="list1092120046" text:style-name="WWNum2">
        <text:list-item>
          <text:p text:style-name="P8">Cryptography forms one of the most important fields in the digital age, protecting your privacy, enabling secure communication, underpinning blockchain and cryptocurrencies, safeguarding national security, ensuring data integrity, supporting zero-knowledge proofs, facilitating digital signatures, enabling secure voting systems, and driving secure multi-party computation.</text:p>
        </text:list-item>
      </text:list>
      <text:p text:style-name="P1"/>
      <text:p text:style-name="P1">Q) How do I figure out what cipher could be used is there any generalized approach?</text:p>
      <text:p text:style-name="Standard"><text:span text:style-name="T4"></text:span><text:span text:style-name="T1"> To identify any general ciphertext, numerous techniques can be applied like frequency analysis (which characters appear most often), coincidence index (what is the "randomness" in the ciphertext), and noticing certain patterns etc.<text:line-break/>But for the given challenges in the first week, you can figure out the cipher used by just the description of the challenge and some online tools.</text:span></text:p>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span text:style-name="T5"># </text:span>Section-1 (Classical Cryptography) :</text:p>
      <text:p text:style-name="P3"><text:span text:style-name="T5">T</text:span>he principle of confidentiality: no one except the authorised parties should be able to make sense of the data. Classical ciphers were used to encrypt a plaintext message (in a particular language, we usually use English in our examples) into unintelligible ciphertext which cannot be decrypted without knowledge of a certain secret key known only to the authorised participants. <text:span text:style-name="T6">C</text:span>lassical ciphers, despite trying their best to be hard to decrypt without a key, are vulnerable to all sorts of attacks that would enable an attacker to decrypt a ciphertext without knowledge of the secret key. Analysing cryptographic protocols rigorously is the field of cryptanalysis.</text:p>
      <text:p text:style-name="P2">## <text:span text:style-name="T7">Classical Ciphers.</text:span></text:p>
      <text:p text:style-name="P4">1) Caesar Cipher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apple-system" svg:font-family="apple-system, BlinkMacSystemFont, 'Segoe UI', 'Noto Sans', Helvetica, Arial, sans-serif, 'Apple Color Emoji', 'Segoe UI Emoji'"/>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ListLabel_20_4"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5"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6" text:style-name="ListLabel_20_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ListLabel_20_7"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8" text:style-name="ListLabel_20_8"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1"/>
      </text:list-level-style-bullet>
      <text:list-level-style-bullet text:level="9" text:style-name="ListLabel_20_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palipatil21011981@outlook.com</meta:initial-creator>
    <meta:editing-cycles>7</meta:editing-cycles>
    <meta:creation-date>2024-07-03T08:45:00</meta:creation-date>
    <dc:date>2024-07-11T13:56:35.196611346</dc:date>
    <meta:editing-duration>PT15M39S</meta:editing-duration>
    <meta:generator>LibreOffice/6.4.7.2$Linux_X86_64 LibreOffice_project/40$Build-2</meta:generator>
    <meta:document-statistic meta:table-count="0" meta:image-count="0" meta:object-count="0" meta:page-count="2" meta:paragraph-count="14" meta:word-count="315" meta:character-count="2021" meta:non-whitespace-character-count="17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